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erRegistryImpl.getListeners( final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enerRegistry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enerRegistryImpl.match( Objec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